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pressionFactory.getExpression( String language ,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pressionFactory.setExpressionCompilers( Map expressionCompi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pressionFactory.get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xpressionFactory.getExpressionCompi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